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07cm" svg:y1="0cm" svg:x2="6.207cm" svg:y2="1.508cm">
          <text:p/>
        </draw:line>
        <draw:custom-shape draw:style-name="gr2" draw:text-style-name="P1" draw:layer="layout" svg:width="2.921cm" svg:height="1.397cm" svg:x="4.683cm" svg:y="1.381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08cm" svg:y1="2.778cm" svg:x2="6.08cm" svg:y2="3.921cm">
          <text:p/>
        </draw:line>
        <draw:custom-shape draw:style-name="gr2" draw:text-style-name="P1" draw:layer="layout" svg:width="2.794cm" svg:height="1.016cm" svg:x="4.81cm" svg:y="3.794cm">
          <text:p text:style-name="P1">ini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953cm" svg:y1="4.81cm" svg:x2="5.953cm" svg:y2="6.08cm">
          <text:p/>
        </draw:line>
        <draw:custom-shape draw:style-name="gr2" draw:text-style-name="P1" xml:id="id2" draw:id="id2" draw:layer="layout" svg:width="3.937cm" svg:height="2.032cm" svg:x="4.048cm" svg:y="6.08cm">
          <text:p text:style-name="P1">Rend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" draw:id="id1" draw:layer="layout" svg:width="3.683cm" svg:height="1.905cm" svg:x="4.302cm" svg:y="9.128cm">
          <text:p text:style-name="P1">handle_inpu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2.921cm" svg:height="0.962cm" svg:x="3.159cm" svg:y="7.858cm">
          <draw:text-box>
            <text:p>false</text:p>
          </draw:text-box>
        </draw:frame>
        <draw:line draw:style-name="gr1" draw:text-style-name="P1" draw:layer="layout" svg:x1="8.112cm" svg:y1="6.969cm" svg:x2="10.525cm" svg:y2="6.969cm">
          <text:p/>
        </draw:line>
        <draw:line draw:style-name="gr1" draw:text-style-name="P1" draw:layer="layout" svg:x1="5.953cm" svg:y1="7.985cm" svg:x2="6.207cm" svg:y2="9.128cm">
          <text:p/>
        </draw:line>
        <draw:connector draw:style-name="gr1" draw:text-style-name="P1" draw:layer="layout" svg:x1="4.302cm" svg:y1="10.081cm" svg:x2="4.048cm" svg:y2="7.096cm" draw:start-shape="id1" draw:start-glue-point="5" draw:end-shape="id2" draw:end-glue-point="5" svg:d="m4302 10081h-756v-2985h502" svg:viewBox="0 0 757 2986">
          <text:p/>
        </draw:connector>
        <draw:custom-shape draw:style-name="gr2" draw:text-style-name="P1" xml:id="id5" draw:id="id5" draw:layer="layout" svg:width="4.826cm" svg:height="1.905cm" svg:x="9.636cm" svg:y="12.684cm">
          <text:p text:style-name="P1">update_entitie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318cm" svg:height="1.651cm" svg:x="10.017cm" svg:y="6.207cm">
          <text:p text:style-name="P1">stel_ren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4" draw:id="id4" draw:layer="layout" svg:width="4.826cm" svg:height="1.778cm" svg:x="9.509cm" svg:y="9.255cm">
          <text:p text:style-name="P1">Update state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1.736cm" svg:y1="7.858cm" svg:x2="11.922cm" svg:y2="9.255cm" draw:start-shape="id3" draw:start-glue-point="7" draw:end-shape="id4" draw:end-glue-point="0" svg:d="m11736 7858v699h186v698" svg:viewBox="0 0 187 1398">
          <text:p/>
        </draw:connector>
        <draw:connector draw:style-name="gr1" draw:text-style-name="P1" draw:layer="layout" svg:x1="11.922cm" svg:y1="11.033cm" svg:x2="12.049cm" svg:y2="12.684cm" draw:start-shape="id4" draw:start-glue-point="2" draw:end-shape="id5" draw:end-glue-point="0" svg:d="m11922 11033v825h127v826" svg:viewBox="0 0 128 1652">
          <text:p/>
        </draw:connector>
        <draw:custom-shape draw:style-name="gr2" draw:text-style-name="P1" xml:id="id6" draw:id="id6" draw:layer="layout" svg:width="6.477cm" svg:height="2.032cm" svg:x="8.62cm" svg:y="16.367cm">
          <text:p text:style-name="P1">Fill buff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" draw:text-style-name="P1" draw:layer="layout" svg:x1="12.049cm" svg:y1="14.589cm" svg:x2="11.859cm" svg:y2="16.367cm" draw:start-shape="id5" draw:start-glue-point="2" draw:end-shape="id6" draw:end-glue-point="5" svg:d="m12049 14589v889h-190v889" svg:viewBox="0 0 191 1779">
          <text:p/>
        </draw:connector>
        <draw:connector draw:style-name="gr1" draw:text-style-name="P1" draw:layer="layout" svg:x1="9.267cm" svg:y1="17.383cm" svg:x2="4.048cm" svg:y2="7.096cm" draw:start-shape="id6" draw:start-glue-point="6" draw:end-shape="id2" draw:end-glue-point="5" svg:d="m9267 17383h-5721v-10287h502" svg:viewBox="0 0 5722 102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Bitstream Vera Sans'" style:font-family-generic-asian="system" style:font-pitch-asian="variable" style:font-size-asian="18pt" style:font-family-complex="'Bitstream Ver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4T12:29:21</meta:creation-date>
    <dc:date>2013-06-14T13:25:08</dc:date>
    <meta:editing-duration>PT24M46S</meta:editing-duration>
    <meta:editing-cycles>1</meta:editing-cycles>
    <meta:document-statistic meta:object-count="19"/>
    <meta:generator>LibreOffice/4.0.3.3$Linux_X86_64 LibreOffice_project/400m0$Build-3</meta:generator>
  </office:meta>
</office:document-meta>
</file>